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717" officeooo:paragraph-rsid="002b368e"/>
    </style:style>
    <style:style style:name="P2" style:family="paragraph" style:parent-style-name="Standard">
      <style:text-properties fo:font-size="13pt" officeooo:rsid="001d9717" officeooo:paragraph-rsid="001d9717" style:font-size-asian="13pt" style:font-size-complex="13pt"/>
    </style:style>
    <style:style style:name="P3" style:family="paragraph" style:parent-style-name="Standard">
      <style:text-properties fo:font-size="13pt" officeooo:rsid="001f3e48" officeooo:paragraph-rsid="001f3e48" style:font-size-asian="13pt" style:font-size-complex="13pt"/>
    </style:style>
    <style:style style:name="P4" style:family="paragraph" style:parent-style-name="Standard">
      <style:text-properties fo:font-size="13pt" officeooo:rsid="00213b85" officeooo:paragraph-rsid="001d9717" style:font-size-asian="13pt" style:font-size-complex="13pt"/>
    </style:style>
    <style:style style:name="P5" style:family="paragraph" style:parent-style-name="Standard">
      <style:text-properties fo:font-size="13pt" officeooo:rsid="00213b85" officeooo:paragraph-rsid="00213b85" style:font-size-asian="13pt" style:font-size-complex="13pt"/>
    </style:style>
    <style:style style:name="P6" style:family="paragraph" style:parent-style-name="Standard">
      <style:text-properties fo:font-size="13pt" officeooo:rsid="00246302" officeooo:paragraph-rsid="00246302" style:font-size-asian="13pt" style:font-size-complex="13pt"/>
    </style:style>
    <style:style style:name="P7" style:family="paragraph" style:parent-style-name="Standard">
      <style:text-properties fo:font-size="13pt" officeooo:rsid="00215f61" officeooo:paragraph-rsid="00215f61" style:font-size-asian="13pt" style:font-size-complex="13pt"/>
    </style:style>
    <style:style style:name="P8" style:family="paragraph" style:parent-style-name="Standard">
      <style:text-properties fo:font-size="13pt" officeooo:rsid="002314e9" officeooo:paragraph-rsid="002314e9" style:font-size-asian="13pt" style:font-size-complex="13pt"/>
    </style:style>
    <style:style style:name="P9" style:family="paragraph" style:parent-style-name="Standard">
      <style:text-properties fo:font-size="13pt" officeooo:rsid="002651ab" officeooo:paragraph-rsid="002651ab" style:font-size-asian="13pt" style:font-size-complex="13pt"/>
    </style:style>
    <style:style style:name="P10" style:family="paragraph" style:parent-style-name="Standard">
      <style:text-properties fo:font-size="13pt" officeooo:rsid="0027c2aa" officeooo:paragraph-rsid="0027c2aa" style:font-size-asian="13pt" style:font-size-complex="13pt"/>
    </style:style>
    <style:style style:name="P11" style:family="paragraph" style:parent-style-name="Standard">
      <style:text-properties officeooo:rsid="0027c2aa" officeooo:paragraph-rsid="0027c2aa"/>
    </style:style>
    <style:style style:name="T1" style:family="text">
      <style:text-properties officeooo:rsid="001f3e48"/>
    </style:style>
    <style:style style:name="T2" style:family="text">
      <style:text-properties officeooo:rsid="00215f61"/>
    </style:style>
    <style:style style:name="T3" style:family="text">
      <style:text-properties officeooo:rsid="002314e9"/>
    </style:style>
    <style:style style:name="T4" style:family="text">
      <style:text-properties officeooo:rsid="00246302"/>
    </style:style>
    <style:style style:name="T5" style:family="text">
      <style:text-properties officeooo:rsid="002651ab"/>
    </style:style>
    <style:style style:name="T6" style:family="text">
      <style:text-properties officeooo:rsid="002b368e"/>
    </style:style>
    <style:style style:name="T7" style:family="text">
      <style:text-properties fo:font-size="13pt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eurons </text:span><text:span text:style-name="T4">are the</text:span><text:span text:style-name="T1"> basic units of the nervous system, they underlie everything that the nervous system is able to do.</text:span></text:p>
      <text:p text:style-name="P3">The proprieties of the neuron allow action potentials, we will talk about the process of action potentials. <text:span text:style-name="T4">Are you familiar with it? </text:span></text:p>
      <text:p text:style-name="P3"/>
      <text:p text:style-name="P3">Neurons are the basic unit and allows communication within the system, and it all happened via electrical signals.</text:p>
      <text:p text:style-name="P3">Electrical signals transmitted to one neuron to the next. </text:p>
      <text:p text:style-name="P3"/>
      <text:p text:style-name="P3">Here you have a stereotypical image of a neuron.</text:p>
      <text:p text:style-name="P3">It has “Dentrites” (collectelectrical signals and bring it towards the cell body,</text:p>
      <text:p text:style-name="P3">the cell body (also called Soma).</text:p>
      <text:p text:style-name="P3">And its the sum of all the activity that comes from these dendrites that will then <text:s/></text:p>
      <text:p text:style-name="P4">trigger the generation of an action potential (here at the base).</text:p>
      <text:p text:style-name="P5">And then the action potential will propagated along the axon all the way to the the axon terminals where you have these <text:span text:style-name="T4">s</text:span>ynapses. <text:s/>Here neurotransmitters are released then trigger another electrical signal in an adjacent neuron. (on the dendrites of the adjacent neuron)</text:p>
      <text:p text:style-name="P5"/>
      <text:p text:style-name="P6">Before going to the Action potential: </text:p>
      <text:p text:style-name="P6">We have the so called “Graded Potentials”: electrical signals that can be of various intensities. So I</text:p>
      <text:p text:style-name="P5"><text:span text:style-name="T2">have the inputs arriving to the neuron that sums together and if </text:span><text:span text:style-name="T4">the sum of </text:span><text:span text:style-name="T2">these graded potentials exceeds a certain point, </text:span><text:span text:style-name="T4">they are</text:span><text:span text:style-name="T2"> able to trigger an action potential. </text:span></text:p>
      <text:p text:style-name="P5"/>
      <text:p text:style-name="P7">Now let’s refresh the idea of the action potential or “Spikes”</text:p>
      <text:p text:style-name="P7">We can call them a rapid change in the polarity of the membrane potential.</text:p>
      <text:p text:style-name="P5"><text:s/></text:p>
      <text:p text:style-name="P7">Firs<text:span text:style-name="T4">t</text:span> what is the membrane potential? </text:p>
      <text:p text:style-name="P7">Cells have <text:s/><text:span text:style-name="T4">a</text:span> membrane, </text:p>
      <text:p text:style-name="P7">(DRAWING OF THE CELL) extracellular space, intracellular space </text:p>
      <text:p text:style-name="P7"/>
      <text:p text:style-name="P7">Differential distribution of ions on either side of the membrane creates a membrane potential </text:p>
      <text:p text:style-name="P7">What it means is that the sum of <text:span text:style-name="T4">all</text:span> the ions you have in the external space is different from the sum of <text:span text:style-name="T4">all </text:span>the ions in the internal space. </text:p>
      <text:p text:style-name="P7">S<text:span text:style-name="T6">o</text:span> if you add up all the ions on the external space <text:s/>and subtract it from the ions in the internal space, you end up with a situation where the ext space is more positively charged than the internal space. This difference creates a gradient and a potential difference which (wh<text:span text:style-name="T5">e</text:span>n <text:s/>the neuron is not doing much) is at -70mV. </text:p>
      <text:p text:style-name="P7"/>
      <text:p text:style-name="P7"><text:span text:style-name="T5">There are c</text:span>hannels in the membrane that allows ions to pass in and out the cell as they need to. </text:p>
      <text:p text:style-name="P7"/>
      <text:p text:style-name="P7">In the outside <text:span text:style-name="T5">one of the </text:span>main ions <text:span text:style-name="T5">that is there</text:span> SODIUM, in the internal part POTASSIUM. <text:span text:style-name="T5">Almost equal amount.</text:span></text:p>
      <text:p text:style-name="P7"/>
      <text:p text:style-name="P7">For the action potential you have the first part which is an influx of sodium ions, sodium ions coming into the cell and with it bringing a positive charge, so that now the inside is <text:soft-page-break/>more positively charged than the outside but shortly after that you have an efflux of K+ , <text:span text:style-name="T3">potassium ions leave the cell and take with it their positive charge. </text:span></text:p>
      <text:p text:style-name="P8">So then what happens is that the inside becomes negative again, and this is th<text:span text:style-name="T5">at</text:span> rapid flip in the polarity, <text:span text:style-name="T5">we mentioned.</text:span></text:p>
      <text:p text:style-name="P8"/>
      <text:p text:style-name="P8"/>
      <text:p text:style-name="P8"/>
      <text:p text:style-name="P8">GRAPH <text:span text:style-name="T5">to represent the action potential</text:span></text:p>
      <text:p text:style-name="P8">time, amplitude <text:span text:style-name="T5">in mV</text:span></text:p>
      <text:p text:style-name="P8"/>
      <text:p text:style-name="P8"><text:span text:style-name="T5">W</text:span>hen the neuron is not doing much we have -70, <text:span text:style-name="T5">when the graded potentials exceed a certain point, </text:span>when we reach a threshold we have the action potential. <text:span text:style-name="T5">This happens at -55 mV</text:span></text:p>
      <text:p text:style-name="P8">When you reach -55 <text:span text:style-name="T5">there is </text:span>stereotypical response, all the way about +30mV</text:p>
      <text:p text:style-name="P8">and then return to the resting membrane potential.</text:p>
      <text:p text:style-name="P8"/>
      <text:p text:style-name="P8">Some stimulus come in, it didn't’ reach the threshold so it comes down again, then more inputs are coming the membrane increase.. <text:span text:style-name="T5">More </text:span>stimulus <text:span text:style-name="T5">come in and </text:span>built on each other and when we reach that threshold you get the action potential: </text:p>
      <text:p text:style-name="P8">Influx of sodium, efflux of potassium, fall below resting potential and then return to our resting membrane potential. </text:p>
      <text:p text:style-name="P9">And this is action potential. </text:p>
      <text:p text:style-name="P9"/>
      <text:p text:style-name="P8">How can we model this? <text:span text:style-name="T5">S</text:span>imply with LIF neuron!</text:p>
      <text:p text:style-name="P8"/>
      <text:p text:style-name="P8"/>
      <text:p text:style-name="P10">What is a LIF neuron? </text:p>
      <text:p text:style-name="P10">It is a neuron model, a simplified versions of a neuron which capture its behavior.</text:p>
      <text:p text:style-name="P10">Very simplified model on the RIGHT,</text:p>
      <text:p text:style-name="P10">doesn’t model any physical aspect of the neuron in terms of morphology, but it does model very interesting things.</text:p>
      <text:p text:style-name="P10"/>
      <text:p text:style-name="P10">LIF stands for leaky integrate and fire. It models the membrane potential voltage, it has a leack term and it can spikes.</text:p>
      <text:p text:style-name="P10">Let’s talk about the membrane equation, </text:p>
      <text:p text:style-name="P10">the LFF models voltage in time and this is represented by this equation called “membrane equation”. </text:p>
      <text:p text:style-name="P10"/>
      <text:p text:style-name="P10">Let’s understand it in blocks: </text:p>
      <text:p text:style-name="P10">Left side: time evolution of our membrane potential (the voltage of the neuron). So the time evolution of V(t) is given by the right side of this equation, namely the synaptic input</text:p>
      <text:p text:style-name="P10">and the leak term. </text:p>
      <text:p text:style-name="P10">Synaptic input: input to the neuron</text:p>
      <text:p text:style-name="P10">Leak term is a a mechanism that makes the V(t) go to a rest value if no further input arrives.</text:p>
      <text:p text:style-name="P10">Otherwise if the neuron receive some synaptic input and was at a certain voltage level without the leak term, it would stay there. But this way it just goes down to the rest value. </text:p>
      <text:p text:style-name="P10"/>
      <text:p text:style-name="P11"><text:span text:style-name="T7">So now let’s code it and understand the role of each variable!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5:56:14.764379297</meta:creation-date>
    <dc:date>2022-06-16T15:31:58.838908115</dc:date>
    <meta:editing-duration>PT1H18M5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832" meta:character-count="4721" meta:non-whitespace-character-count="3908"/>
  </office:meta>
</office:document-meta>
</file>